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801cm" fo:margin-left="-0.667cm" table:align="left"/>
    </style:style>
    <style:style style:name="Таблица1.A" style:family="table-column">
      <style:table-column-properties style:column-width="4.085cm"/>
    </style:style>
    <style:style style:name="Таблица1.B" style:family="table-column">
      <style:table-column-properties style:column-width="1.923cm"/>
    </style:style>
    <style:style style:name="Таблица1.C" style:family="table-column">
      <style:table-column-properties style:column-width="4.872cm"/>
    </style:style>
    <style:style style:name="Таблица1.D" style:family="table-column">
      <style:table-column-properties style:column-width="6.115cm"/>
    </style:style>
    <style:style style:name="Таблица1.E" style:family="table-column">
      <style:table-column-properties style:column-width="1.806cm"/>
    </style:style>
    <style:style style:name="Таблица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Таблица1.2" style:family="table-row">
      <style:table-row-properties style:min-row-height="1.829cm"/>
    </style:style>
    <style:style style:name="Таблица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Таблица1.E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Таблица1.3" style:family="table-row">
      <style:table-row-properties style:min-row-height="2.417cm"/>
    </style:style>
    <style:style style:name="Таблица1.4" style:family="table-row">
      <style:table-row-properties style:min-row-height="2.496cm"/>
    </style:style>
    <style:style style:name="Таблица1.5" style:family="table-row">
      <style:table-row-properties style:min-row-height="3.993cm"/>
    </style:style>
    <style:style style:name="Таблица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Таблица1.B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Таблица1.C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Таблица1.D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Таблица1.E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68f8" officeooo:paragraph-rsid="001e6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68f8" officeooo:paragraph-rsid="001e6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Elegant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Риск</text:p>
          </table:table-cell>
          <table:table-cell table:style-name="Таблица1.A1" office:value-type="string">
            <text:p text:style-name="P1">Вероятность</text:p>
          </table:table-cell>
          <table:table-cell table:style-name="Таблица1.A1" office:value-type="string">
            <text:p text:style-name="P1">Последствия</text:p>
          </table:table-cell>
          <table:table-cell table:style-name="Таблица1.A1" office:value-type="string">
            <text:p text:style-name="P1">Меры воздействия</text:p>
          </table:table-cell>
          <table:table-cell table:style-name="Таблица1.A1" office:value-type="string">
            <text:p text:style-name="P1">Итог и меры</text:p>
          </table:table-cell>
        </table:table-row>
        <table:table-row table:style-name="Таблица1.2">
          <table:table-cell table:style-name="Таблица1.A2" office:value-type="string">
            <text:p text:style-name="P3">Отсутствие мотивации</text:p>
          </table:table-cell>
          <table:table-cell table:style-name="Таблица1.A2" office:value-type="string">
            <text:p text:style-name="P3">Средняя</text:p>
          </table:table-cell>
          <table:table-cell table:style-name="Таблица1.A2" office:value-type="string">
            <text:p text:style-name="P3">Проект в лучшем случае не будет сделан наполовину, в худшем случае — сюжетная линия не доведена до логического завершения</text:p>
          </table:table-cell>
          <table:table-cell table:style-name="Таблица1.A2" office:value-type="string">
            <text:p text:style-name="P3">Тимлид интересуется делами каждого участника на организационных встречах</text:p>
            <text:p text:style-name="P3">Подбадривающие цитаты на каждый день</text:p>
          </table:table-cell>
          <table:table-cell table:style-name="Таблица1.E2">
            <text:p text:style-name="P2"/>
          </table:table-cell>
        </table:table-row>
        <table:table-row table:style-name="Таблица1.3">
          <table:table-cell table:style-name="Таблица1.A2" office:value-type="string">
            <text:p text:style-name="P3">Разлад в отношениях внутри команды</text:p>
          </table:table-cell>
          <table:table-cell table:style-name="Таблица1.A2" office:value-type="string">
            <text:p text:style-name="P3">Средняя</text:p>
          </table:table-cell>
          <table:table-cell table:style-name="Таблица1.A2" office:value-type="string">
            <text:p text:style-name="P3">Взаимное неуважение </text:p>
            <text:p text:style-name="P3">Работа над проектом приравнивается к состязанию между участниками</text:p>
            <text:p text:style-name="P3">Часть команды может уйти</text:p>
          </table:table-cell>
          <table:table-cell table:style-name="Таблица1.A2" office:value-type="string">
            <text:p text:style-name="P3">Организация мероприятий и встреч участников команды в неформальной обстановке</text:p>
            <text:p text:style-name="P3">Тимлид отслеживает слаженность работы коллектива</text:p>
          </table:table-cell>
          <table:table-cell table:style-name="Таблица1.E2">
            <text:p text:style-name="P2"/>
          </table:table-cell>
        </table:table-row>
        <table:table-row table:style-name="Таблица1.4">
          <table:table-cell table:style-name="Таблица1.A2" office:value-type="string">
            <text:p text:style-name="P3">Смена основной идеи(сюжета) в процессе реализации проекта</text:p>
          </table:table-cell>
          <table:table-cell table:style-name="Таблица1.A2" office:value-type="string">
            <text:p text:style-name="P3">Низкая</text:p>
          </table:table-cell>
          <table:table-cell table:style-name="Таблица1.A2" office:value-type="string">
            <text:p text:style-name="P3">При выборе того или иного сюжета несогласная часть команды может уйти</text:p>
            <text:p text:style-name="P3"/>
          </table:table-cell>
          <table:table-cell table:style-name="Таблица1.A2" office:value-type="string">
            <text:p text:style-name="P3">Команда договаривается на ранних стадиях проекта о сюжете</text:p>
            <text:p text:style-name="P3">Допускаются корректировки сюжета, если основная часть проекта уже сделана</text:p>
          </table:table-cell>
          <table:table-cell table:style-name="Таблица1.E2">
            <text:p text:style-name="P2"/>
          </table:table-cell>
        </table:table-row>
        <table:table-row table:style-name="Таблица1.5">
          <table:table-cell table:style-name="Таблица1.A5" office:value-type="string">
            <text:p text:style-name="P3">Несоответствие участника команды с занимаемой должностью</text:p>
          </table:table-cell>
          <table:table-cell table:style-name="Таблица1.B5" office:value-type="string">
            <text:p text:style-name="P3">Средняя</text:p>
          </table:table-cell>
          <table:table-cell table:style-name="Таблица1.C5" office:value-type="string">
            <text:p text:style-name="P3">Участник команды не может реализовать свои возможности, так как, например, не умеет работать на данной платформе</text:p>
          </table:table-cell>
          <table:table-cell table:style-name="Таблица1.D5" office:value-type="string">
            <text:p text:style-name="P3">Подвижность ролей команды</text:p>
            <text:p text:style-name="P3">Обмен ролей в команде, чтобы не простаивала одна часть работы, и при том была задействована другая составляющая проекта</text:p>
          </table:table-cell>
          <table:table-cell table:style-name="Таблица1.E5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7T21:00:07.025000000</dc:date>
    <meta:editing-duration>PT1H33M56S</meta:editing-duration>
    <meta:editing-cycles>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7" meta:word-count="156" meta:character-count="1165" meta:non-whitespace-character-count="1034"/>
  </office:meta>
</office:document-meta>
</file>